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71d0" officeooo:paragraph-rsid="001671d0"/>
    </style:style>
    <style:style style:name="P2" style:family="paragraph" style:parent-style-name="Standard">
      <style:text-properties officeooo:rsid="0017fd76" officeooo:paragraph-rsid="0017fd76"/>
    </style:style>
    <style:style style:name="P3" style:family="paragraph" style:parent-style-name="Standard">
      <style:text-properties officeooo:rsid="00208952" officeooo:paragraph-rsid="00208952"/>
    </style:style>
    <style:style style:name="P4" style:family="paragraph" style:parent-style-name="Standard">
      <style:text-properties officeooo:rsid="00208952" officeooo:paragraph-rsid="0023b63d"/>
    </style:style>
    <style:style style:name="P5" style:family="paragraph" style:parent-style-name="Standard">
      <style:text-properties officeooo:rsid="00208952" officeooo:paragraph-rsid="00251227"/>
    </style:style>
    <style:style style:name="P6" style:family="paragraph" style:parent-style-name="Standard">
      <style:text-properties officeooo:rsid="0025dd50" officeooo:paragraph-rsid="0025dd50"/>
    </style:style>
    <style:style style:name="P7" style:family="paragraph" style:parent-style-name="Standard">
      <style:text-properties officeooo:rsid="00278f80" officeooo:paragraph-rsid="00278f80"/>
    </style:style>
    <style:style style:name="P8" style:family="paragraph" style:parent-style-name="Standard">
      <style:text-properties officeooo:rsid="0017fd76" officeooo:paragraph-rsid="0017fd76"/>
    </style:style>
    <style:style style:name="P9" style:family="paragraph" style:parent-style-name="Standard">
      <style:text-properties officeooo:rsid="0017fd76" officeooo:paragraph-rsid="002b719c"/>
    </style:style>
    <style:style style:name="P10" style:family="paragraph" style:parent-style-name="Standard">
      <style:text-properties officeooo:rsid="001671d0" officeooo:paragraph-rsid="001671d0"/>
    </style:style>
    <style:style style:name="P11" style:family="paragraph" style:parent-style-name="Standard">
      <style:text-properties officeooo:rsid="001671d0" officeooo:paragraph-rsid="002cc1f1"/>
    </style:style>
    <style:style style:name="T1" style:family="text">
      <style:text-properties officeooo:rsid="001851ad"/>
    </style:style>
    <style:style style:name="T2" style:family="text">
      <style:text-properties officeooo:rsid="0020e2db"/>
    </style:style>
    <style:style style:name="T3" style:family="text">
      <style:text-properties officeooo:rsid="00226676"/>
    </style:style>
    <style:style style:name="T4" style:family="text">
      <style:text-properties officeooo:rsid="0023b63d"/>
    </style:style>
    <style:style style:name="T5" style:family="text">
      <style:text-properties officeooo:rsid="002493eb"/>
    </style:style>
    <style:style style:name="T6" style:family="text">
      <style:text-properties officeooo:rsid="00251227"/>
    </style:style>
    <style:style style:name="T7" style:family="text">
      <style:text-properties officeooo:rsid="002b719c"/>
    </style:style>
    <style:style style:name="T8" style:family="text">
      <style:text-properties officeooo:rsid="002cc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c</text:p>
      <text:p text:style-name="P1"/>
      <text:p text:style-name="P1">connect worker (edudb1, 9999);</text:p>
      <text:p text:style-name="P1"/>
      <text:p text:style-name="P1">connect worker (edudb2, 9999);</text:p>
      <text:p text:style-name="P1"/>
      <text:p text:style-name="P11">connect worker (edudb<text:span text:style-name="T8">3</text:span>, 9999);</text:p>
      <text:p text:style-name="P11"/>
      <text:p text:style-name="P11">connect worker (edudb<text:span text:style-name="T8">4</text:span>, 9999);</text:p>
      <text:p text:style-name="P11"/>
      <text:p text:style-name="P1">create table e<text:span text:style-name="T5">e</text:span> (id Integer, <text:span text:style-name="T2">name Varchar, s Integer</text:span>);</text:p>
      <text:p text:style-name="P1"/>
      <text:p text:style-name="P2">shard table (e<text:span text:style-name="T5">e</text:span>, id);</text:p>
      <text:p text:style-name="P2"/>
      <text:p text:style-name="P2">create shard (<text:span text:style-name="T5">e</text:span>e, edudb1, 9999, 1, 10);</text:p>
      <text:p text:style-name="P2"/>
      <text:p text:style-name="P2">create shard (<text:span text:style-name="T5">e</text:span>e, edudb2, 9999, 11, 20);</text:p>
      <text:p text:style-name="P2"/>
      <text:p text:style-name="P2">create cshard (<text:span text:style-name="T5">e</text:span>e, edudb<text:span text:style-name="T1">1</text:span>, 9999, 1, edudb<text:span text:style-name="T7">3</text:span>, 9999);</text:p>
      <text:p text:style-name="P2"/>
      <text:p text:style-name="P9">create cshard (<text:span text:style-name="T5">e</text:span>e, edudb<text:span text:style-name="T7">2</text:span>, 9999, <text:span text:style-name="T7">2</text:span>, edudb<text:span text:style-name="T7">4</text:span>, 9999);</text:p>
      <text:p text:style-name="P9"/>
      <text:p text:style-name="P3">show shards from <text:span text:style-name="T5">e</text:span>e;</text:p>
      <text:p text:style-name="P3"/>
      <text:p text:style-name="P3">insert into e<text:span text:style-name="T5">e</text:span> values (5, <text:span text:style-name="T3">joe, 33</text:span>)</text:p>
      <text:p text:style-name="P3"/>
      <text:p text:style-name="P3">insert into e<text:span text:style-name="T5">e</text:span> values (15, <text:span text:style-name="T3">fr, 66</text:span>)</text:p>
      <text:p text:style-name="P3"/>
      <text:p text:style-name="P7">select * from ee</text:p>
      <text:p text:style-name="P3"/>
      <text:p text:style-name="P4">insert into e<text:span text:style-name="T5">e</text:span> values (<text:span text:style-name="T4">3</text:span>, <text:span text:style-name="T4">zz, 44</text:span>)</text:p>
      <text:p text:style-name="P4"/>
      <text:p text:style-name="P5">insert into e<text:span text:style-name="T5">e</text:span> values (<text:span text:style-name="T6">2</text:span>, <text:span text:style-name="T6">ss, 87</text:span>)</text:p>
      <text:p text:style-name="P5"/>
      <text:p text:style-name="P6">delete from ee where id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4:19:46.198318556</meta:creation-date>
    <dc:date>2020-09-07T05:25:21.580776830</dc:date>
    <meta:editing-duration>PT11H9M1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5" meta:character-count="588" meta:non-whitespace-character-count="501"/>
  </office:meta>
</office:document-meta>
</file>